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in" table:align="right"/>
    </style:style>
    <style:style style:name="Table1.A" style:family="table-column">
      <style:table-column-properties style:column-width="0.5521in"/>
    </style:style>
    <style:style style:name="Table1.B" style:family="table-column">
      <style:table-column-properties style:column-width="0.5729in"/>
    </style:style>
    <style:style style:name="Table1.C" style:family="table-column">
      <style:table-column-properties style:column-width="0.5785in"/>
    </style:style>
    <style:style style:name="Table1.D" style:family="table-column">
      <style:table-column-properties style:column-width="0.5778in"/>
    </style:style>
    <style:style style:name="Table1.L" style:family="table-column">
      <style:table-column-properties style:column-width="0.57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L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L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P4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5" style:family="paragraph">
      <loext:graphic-properties draw:fill-color="#99ff66" draw:opacity="100%"/>
      <style:paragraph-properties fo:text-align="center"/>
      <style:text-properties fo:font-size="12pt"/>
    </style:style>
    <style:style style:name="P6" style:family="paragraph">
      <loext:graphic-properties draw:fill-color="#801900" draw:opacity="100%"/>
      <style:paragraph-properties fo:text-align="center"/>
      <style:text-properties fo:font-size="12pt"/>
    </style:style>
    <style:style style:name="P7" style:family="paragraph">
      <loext:graphic-properties draw:fill-color="#ff6600" draw:opacity="100%"/>
      <style:paragraph-properties fo:text-align="center"/>
      <style:text-properties fo:font-size="12pt"/>
    </style:style>
    <style:style style:name="P8" style:family="paragraph">
      <loext:graphic-properties draw:fill="solid" draw:fill-color="#ffff00" draw:opacity="15%"/>
      <style:paragraph-properties fo:text-align="center"/>
      <style:text-properties fo:font-size="12pt"/>
    </style:style>
    <style:style style:name="P9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10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11" style:family="paragraph">
      <loext:graphic-properties draw:fill="solid" draw:fill-color="#ff0000" draw:opacity="15%"/>
      <style:paragraph-properties fo:text-align="center"/>
      <style:text-properties fo:font-size="12pt"/>
    </style:style>
    <style:style style:name="P12" style:family="paragraph">
      <loext:graphic-properties draw:fill="solid" draw:fill-color="#2a6099" draw:opacity="15%"/>
      <style:paragraph-properties fo:text-align="center"/>
      <style:text-properties fo:font-size="12pt"/>
    </style:style>
    <style:style style:name="P13" style:family="paragraph">
      <loext:graphic-properties draw:fill="solid" draw:fill-color="#800080" draw:opacity="15%"/>
      <style:paragraph-properties fo:text-align="center"/>
      <style:text-properties fo:font-size="12pt"/>
    </style:style>
    <style:style style:name="gr1" style:family="graphic">
      <style:graphic-properties draw:fill="solid" draw:fill-color="#80008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2a6099" draw:opacity="100%" draw:textarea-horizontal-align="justify" draw:textarea-vertical-align="middle" draw:auto-grow-height="false" fo:min-height="0.1339in" fo:min-width="0.1339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8019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99ff66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ff66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ff0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ff0000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ffff00" draw:opacity="100%" draw:textarea-horizontal-align="justify" draw:textarea-vertical-align="middle" draw:auto-grow-height="false" fo:min-height="0.1362in" fo:min-width="0.1362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800080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66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ff000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="solid" draw:fill-color="#2a6099" draw:opacity="15%" draw:textarea-horizontal-align="justify" draw:textarea-vertical-align="middle" draw:auto-grow-height="false" fo:min-height="0.1339in" fo:min-width="0.1339in" draw:shadow-offset-x="0.1201in" draw:shadow-offset-y="0.1201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801900" draw:opacity="100%" draw:textarea-horizontal-align="justify" draw:textarea-vertical-align="middle" draw:auto-grow-height="false" fo:min-height="0.1362in" fo:min-width="0.1362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800080" draw:opacity="15%" draw:textarea-horizontal-align="justify" draw:textarea-vertical-align="middle" draw:auto-grow-height="false" fo:min-height="0.1354in" fo:min-width="0.1354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="solid" draw:fill-color="#ff00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="solid" draw:fill-color="#ffff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D"/>
        <table:table-column table:style-name="Table1.C"/>
        <table:table-column table:style-name="Table1.D"/>
        <table:table-column table:style-name="Table1.L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5" draw:name="Shape 3" draw:style-name="gr5" draw:text-style-name="P5" svg:width="0.1358in" svg:height="0.1358in" svg:x="0.1957in" svg:y="0.1744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" draw:name="Shape 1" draw:style-name="gr2" draw:text-style-name="P4" svg:width="0.1343in" svg:height="0.1343in" svg:x="0.2043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0" draw:name="Shape 26" draw:style-name="gr10" draw:text-style-name="P3" svg:width="0.1358in" svg:height="0.1358in" svg:x="0.1827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6" draw:name="Shape 7" draw:style-name="gr4" draw:text-style-name="P6" svg:width="0.1343in" svg:height="0.1343in" svg:x="0.1827in" svg:y="0.17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2" draw:name="Shape 28" draw:style-name="gr8" draw:text-style-name="P9" svg:width="0.1358in" svg:height="0.1358in" svg:x="0.2016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9" draw:name="Shape 22" draw:style-name="gr11" draw:text-style-name="P7" svg:width="0.1343in" svg:height="0.1343in" svg:x="0.202in" svg:y="0.154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L1" office:value-type="string">
            <text:p text:style-name="Table_20_Contents"><draw:custom-shape text:anchor-type="paragraph" draw:z-index="13" draw:name="Shape 29" draw:style-name="gr7" draw:text-style-name="P8" svg:width="0.1343in" svg:height="0.1343in" svg:x="0.1953in" svg:y="0.16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8" draw:name="Shape 17" draw:style-name="gr12" draw:text-style-name="P11" svg:width="0.135in" svg:height="0.135in" svg:x="0.1673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4" draw:name="Shape 2" draw:style-name="gr6" draw:text-style-name="P7" svg:width="0.135in" svg:height="0.135in" svg:x="0.1957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6" draw:style-name="gr17" draw:text-style-name="P10" svg:width="0.1343in" svg:height="0.1343in" svg:x="0.189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43" draw:style-name="gr3" draw:text-style-name="P5" svg:width="0.1335in" svg:height="0.1335in" svg:x="0.178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9" draw:name="Shape 11" draw:style-name="gr2" draw:text-style-name="P4" svg:width="0.1343in" svg:height="0.1343in" svg:x="0.1862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12" draw:style-name="gr1" draw:text-style-name="P3" svg:width="0.135in" svg:height="0.135in" svg:x="0.2063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7" draw:name="Shape 9" draw:style-name="gr4" draw:text-style-name="P6" svg:width="0.1343in" svg:height="0.1343in" svg:x="0.1909in" svg:y="0.1752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13" draw:style-name="gr15" draw:text-style-name="P13" svg:width="0.1358in" svg:height="0.1358in" svg:x="0.1965in" svg:y="0.176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5" draw:style-name="gr14" draw:text-style-name="P6" svg:width="0.1362in" svg:height="0.1362in" svg:x="0.1925in" svg:y="0.1752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8" draw:style-name="gr16" draw:text-style-name="P9" svg:width="0.135in" svg:height="0.135in" svg:x="0.178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14" draw:style-name="gr11" draw:text-style-name="P7" svg:width="0.1343in" svg:height="0.1343in" svg:x="0.1866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27" draw:style-name="gr9" draw:text-style-name="P10" svg:width="0.1362in" svg:height="0.1362in" svg:x="0.2035in" svg:y="0.1665in"><text:p/><draw:enhanced-geometry svg:viewBox="0 0 21600 21600" draw:mirror-vertical="false" draw:mirror-horizont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10" draw:style-name="gr3" draw:text-style-name="P5" svg:width="0.1335in" svg:height="0.1335in" svg:x="0.1957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L2" office:value-type="string">
            <text:p text:style-name="Table_20_Contents"><draw:custom-shape text:anchor-type="paragraph" draw:z-index="7" draw:name="Shape 15" draw:style-name="gr13" draw:text-style-name="P12" svg:width="0.1343in" svg:height="0.1343in" svg:x="0.2035in" svg:y="0.174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20T20:58:28.939362995</dc:date>
    <meta:editing-duration>PT2H51M29S</meta:editing-duration>
    <meta:editing-cycles>20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